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161in"/>
    </style:style>
    <style:style style:name="co3" style:family="table-column">
      <style:table-column-properties fo:break-before="auto" style:column-width="1.1925in"/>
    </style:style>
    <style:style style:name="ro2" style:family="table-row">
      <style:table-row-properties style:row-height="0.1783in" fo:break-before="auto" style:use-optimal-row-height="true"/>
    </style:style>
    <style:style style:name="ro3" style:family="table-row">
      <style:table-row-properties style:row-height="1.181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wrap-option="wrap"/>
    </style:style>
    <style:style style:name="ce2" style:family="table-cell" style:parent-style-name="Default" style:data-style-name="N117"/>
    <style:style style:name="ce3" style:family="table-cell" style:parent-style-name="Default" style:data-style-name="N2"/>
  </office:automatic-styles>
  <office:body>
    <office:spreadsheet>
      <table:table table:name="Sheet1" table:style-name="ta1" table:print="false">
        <table:table-column table:style-name="co1" table:number-columns-repeated="4" table:default-cell-style-name="Default"/>
        <table:table-column table:style-name="co2" table:default-cell-style-name="ce2"/>
        <table:table-column table:style-name="co3" table:default-cell-style-name="ce3"/>
        <table:table-column table:style-name="co1" table:default-cell-style-name="ce2"/>
        <table:table-column table:style-name="co1" table:default-cell-style-name="ce3"/>
        <table:table-column table:style-name="co1" table:default-cell-style-name="Default"/>
        <table:table-row table:style-name="ro2">
          <table:table-cell office:value-type="string">
            <text:p>crystalMHz</text:p>
          </table:table-cell>
          <table:table-cell office:value-type="string">
            <text:p>REFDIV</text:p>
          </table:table-cell>
          <table:table-cell office:value-type="string">
            <text:p>Ref Freq</text:p>
          </table:table-cell>
          <table:table-cell office:value-type="string">
            <text:p>FREQ REG</text:p>
          </table:table-cell>
          <table:table-cell table:style-name="Default" office:value-type="string">
            <text:p>Freq Generated</text:p>
          </table:table-cell>
          <table:table-cell table:style-name="Default" office:value-type="string">
            <text:p>FREQ REG Calc</text:p>
          </table:table-cell>
          <table:table-cell table:style-name="Default" office:value-type="string">
            <text:p>Target Freq</text:p>
          </table:table-cell>
          <table:table-cell table:style-name="Default" office:value-type="string">
            <text:p>FreqErrHz</text:p>
          </table:table-cell>
          <table:table-cell office:value-type="string">
            <text:p>Notes</text:p>
          </table:table-cell>
        </table:table-row>
        <table:table-row table:style-name="ro2">
          <table:table-cell office:value-type="float" office:value="14.7456">
            <text:p>14.7456</text:p>
          </table:table-cell>
          <table:table-cell office:value-type="float" office:value="2">
            <text:p>2</text:p>
          </table:table-cell>
          <table:table-cell table:formula="of:=[.A2]/[.B2]" office:value-type="float" office:value="7.3728">
            <text:p>7.3728</text:p>
          </table:table-cell>
          <table:table-cell table:formula="of:=FLOOR([.F2];1)" office:value-type="float" office:value="881252">
            <text:p>881252</text:p>
          </table:table-cell>
          <table:table-cell table:formula="of:=[.C2]*([.D2]+8192)/16384" office:value-type="float" office:value="400.2498">
            <text:p>400.249800</text:p>
          </table:table-cell>
          <table:table-cell table:formula="of:= [.G2]* 16384 / [.C2] - 8192" office:value-type="float" office:value="881252.444444445">
            <text:p>881252.44</text:p>
          </table:table-cell>
          <table:table-cell office:value-type="float" office:value="400.25">
            <text:p>400.250000</text:p>
          </table:table-cell>
          <table:table-cell table:formula="of:=([.G2]-[.E2])*1000000" office:value-type="float" office:value="200.000000006639">
            <text:p>200.00</text:p>
          </table:table-cell>
          <table:table-cell office:value-type="string">
            <text:p>NWS0</text:p>
          </table:table-cell>
        </table:table-row>
        <table:table-row table:style-name="ro2">
          <table:table-cell office:value-type="float" office:value="14.7456">
            <text:p>14.7456</text:p>
          </table:table-cell>
          <table:table-cell office:value-type="float" office:value="3">
            <text:p>3</text:p>
          </table:table-cell>
          <table:table-cell table:formula="of:=[.A3]/[.B3]" office:value-type="float" office:value="4.9152">
            <text:p>4.9152</text:p>
          </table:table-cell>
          <table:table-cell table:formula="of:=FLOOR([.F3];1)" office:value-type="float" office:value="1325974">
            <text:p>1325974</text:p>
          </table:table-cell>
          <table:table-cell table:formula="of:=[.C3]*([.D3]+8192)/16384" office:value-type="float" office:value="400.2498">
            <text:p>400.249800</text:p>
          </table:table-cell>
          <table:table-cell table:formula="of:= [.G3]* 16384 / [.C3] - 8192" office:value-type="float" office:value="1325974.66666667">
            <text:p>1325974.67</text:p>
          </table:table-cell>
          <table:table-cell office:value-type="float" office:value="400.25">
            <text:p>400.250000</text:p>
          </table:table-cell>
          <table:table-cell table:formula="of:=([.G3]-[.E3])*1000000" office:value-type="float" office:value="200.000000063483">
            <text:p>200.00</text:p>
          </table:table-cell>
          <table:table-cell office:value-type="string">
            <text:p>NWS0</text:p>
          </table:table-cell>
        </table:table-row>
        <table:table-row table:style-name="ro2">
          <table:table-cell office:value-type="float" office:value="14.7456">
            <text:p>14.7456</text:p>
          </table:table-cell>
          <table:table-cell office:value-type="float" office:value="4">
            <text:p>4</text:p>
          </table:table-cell>
          <table:table-cell table:formula="of:=[.A4]/[.B4]" office:value-type="float" office:value="3.6864">
            <text:p>3.6864</text:p>
          </table:table-cell>
          <table:table-cell table:formula="of:=FLOOR([.F4];1)" office:value-type="float" office:value="1770696">
            <text:p>1770696</text:p>
          </table:table-cell>
          <table:table-cell table:formula="of:=[.C4]*([.D4]+8192)/16384" office:value-type="float" office:value="400.2498">
            <text:p>400.249800</text:p>
          </table:table-cell>
          <table:table-cell table:formula="of:= [.G4]* 16384 / [.C4] - 8192" office:value-type="float" office:value="1770696.88888889">
            <text:p>1770696.89</text:p>
          </table:table-cell>
          <table:table-cell office:value-type="float" office:value="400.25">
            <text:p>400.250000</text:p>
          </table:table-cell>
          <table:table-cell table:formula="of:=([.G4]-[.E4])*1000000" office:value-type="float" office:value="200.000000006639">
            <text:p>200.00</text:p>
          </table:table-cell>
          <table:table-cell office:value-type="string">
            <text:p>NWS0</text:p>
          </table:table-cell>
        </table:table-row>
        <table:table-row table:style-name="ro2">
          <table:table-cell office:value-type="float" office:value="14.7456">
            <text:p>14.7456</text:p>
          </table:table-cell>
          <table:table-cell office:value-type="float" office:value="5">
            <text:p>5</text:p>
          </table:table-cell>
          <table:table-cell table:formula="of:=[.A5]/[.B5]" office:value-type="float" office:value="2.94912">
            <text:p>2.94912</text:p>
          </table:table-cell>
          <table:table-cell table:formula="of:=FLOOR([.F5];1)" office:value-type="float" office:value="2215419">
            <text:p>2215419</text:p>
          </table:table-cell>
          <table:table-cell table:formula="of:=[.C5]*([.D5]+8192)/16384" office:value-type="float" office:value="400.24998">
            <text:p>400.249980</text:p>
          </table:table-cell>
          <table:table-cell table:formula="of:= [.G5]* 16384 / [.C5] - 8192" office:value-type="float" office:value="2215419.11111111">
            <text:p>2215419.11</text:p>
          </table:table-cell>
          <table:table-cell office:value-type="float" office:value="400.25">
            <text:p>400.250000</text:p>
          </table:table-cell>
          <table:table-cell table:formula="of:=([.G5]-[.E5])*1000000" office:value-type="float" office:value="20.0000000631917">
            <text:p>20.00</text:p>
          </table:table-cell>
          <table:table-cell office:value-type="string">
            <text:p>NWS0</text:p>
          </table:table-cell>
        </table:table-row>
        <table:table-row table:style-name="ro2">
          <table:table-cell office:value-type="float" office:value="14.7456">
            <text:p>14.7456</text:p>
          </table:table-cell>
          <table:table-cell office:value-type="float" office:value="6">
            <text:p>6</text:p>
          </table:table-cell>
          <table:table-cell table:formula="of:=[.A6]/[.B6]" office:value-type="float" office:value="2.4576">
            <text:p>2.4576</text:p>
          </table:table-cell>
          <table:table-cell table:formula="of:=FLOOR([.F6];1)" office:value-type="float" office:value="2660141">
            <text:p>2660141</text:p>
          </table:table-cell>
          <table:table-cell table:formula="of:=[.C6]*([.D6]+8192)/16384" office:value-type="float" office:value="400.24995">
            <text:p>400.249950</text:p>
          </table:table-cell>
          <table:table-cell table:formula="of:= [.G6]* 16384 / [.C6] - 8192" office:value-type="float" office:value="2660141.33333333">
            <text:p>2660141.33</text:p>
          </table:table-cell>
          <table:table-cell office:value-type="float" office:value="400.25">
            <text:p>400.250000</text:p>
          </table:table-cell>
          <table:table-cell table:formula="of:=([.G6]-[.E6])*1000000" office:value-type="float" office:value="50.0000000442924">
            <text:p>50.00</text:p>
          </table:table-cell>
          <table:table-cell office:value-type="string">
            <text:p>NWS0</text:p>
          </table:table-cell>
        </table:table-row>
        <table:table-row table:style-name="ro2">
          <table:table-cell office:value-type="float" office:value="14.7456">
            <text:p>14.7456</text:p>
          </table:table-cell>
          <table:table-cell office:value-type="float" office:value="7">
            <text:p>7</text:p>
          </table:table-cell>
          <table:table-cell table:formula="of:=[.A7]/[.B7]" office:value-type="float" office:value="2.10651428571429">
            <text:p>2.1065142857</text:p>
          </table:table-cell>
          <table:table-cell table:formula="of:=FLOOR([.F7];1)" office:value-type="float" office:value="3104863">
            <text:p>3104863</text:p>
          </table:table-cell>
          <table:table-cell table:formula="of:=[.C7]*([.D7]+8192)/16384" office:value-type="float" office:value="400.249928571429">
            <text:p>400.249929</text:p>
          </table:table-cell>
          <table:table-cell table:formula="of:= [.G7]* 16384 / [.C7] - 8192" office:value-type="float" office:value="3104863.55555556">
            <text:p>3104863.56</text:p>
          </table:table-cell>
          <table:table-cell office:value-type="float" office:value="400.25">
            <text:p>400.250000</text:p>
          </table:table-cell>
          <table:table-cell table:formula="of:=([.G7]-[.E7])*1000000" office:value-type="float" office:value="71.4285714025209">
            <text:p>71.43</text:p>
          </table:table-cell>
          <table:table-cell office:value-type="string">
            <text:p>NWS0</text:p>
          </table:table-cell>
        </table:table-row>
        <table:table-row table:style-name="ro2">
          <table:table-cell office:value-type="float" office:value="14.7456">
            <text:p>14.7456</text:p>
          </table:table-cell>
          <table:table-cell office:value-type="float" office:value="8">
            <text:p>8</text:p>
          </table:table-cell>
          <table:table-cell table:formula="of:=[.A8]/[.B8]" office:value-type="float" office:value="1.8432">
            <text:p>1.8432</text:p>
          </table:table-cell>
          <table:table-cell table:formula="of:=FLOOR([.F8];1)" office:value-type="float" office:value="3549585">
            <text:p>3549585</text:p>
          </table:table-cell>
          <table:table-cell table:formula="of:=[.C8]*([.D8]+8192)/16384" office:value-type="float" office:value="400.2499125">
            <text:p>400.249913</text:p>
          </table:table-cell>
          <table:table-cell table:formula="of:= [.G8]* 16384 / [.C8] - 8192" office:value-type="float" office:value="3549585.77777778">
            <text:p>3549585.78</text:p>
          </table:table-cell>
          <table:table-cell office:value-type="float" office:value="400.25">
            <text:p>400.250000</text:p>
          </table:table-cell>
          <table:table-cell table:formula="of:=([.G8]-[.E8])*1000000" office:value-type="float" office:value="87.5000000064574">
            <text:p>87.50</text:p>
          </table:table-cell>
          <table:table-cell office:value-type="string">
            <text:p>NWS0</text:p>
          </table:table-cell>
        </table:table-row>
        <table:table-row table:style-name="ro2">
          <table:table-cell office:value-type="float" office:value="14.7456">
            <text:p>14.7456</text:p>
          </table:table-cell>
          <table:table-cell office:value-type="float" office:value="9">
            <text:p>9</text:p>
          </table:table-cell>
          <table:table-cell table:formula="of:=[.A9]/[.B9]" office:value-type="float" office:value="1.6384">
            <text:p>1.6384</text:p>
          </table:table-cell>
          <table:table-cell table:formula="of:=FLOOR([.F9];1)" office:value-type="float" office:value="3994308">
            <text:p>3994308</text:p>
          </table:table-cell>
          <table:table-cell table:formula="of:=[.C9]*([.D9]+8192)/16384" office:value-type="float" office:value="400.25">
            <text:p>400.250000</text:p>
          </table:table-cell>
          <table:table-cell table:formula="of:= [.G9]* 16384 / [.C9] - 8192" office:value-type="float" office:value="3994308">
            <text:p>3994308.00</text:p>
          </table:table-cell>
          <table:table-cell office:value-type="float" office:value="400.25">
            <text:p>400.250000</text:p>
          </table:table-cell>
          <table:table-cell table:formula="of:=([.G9]-[.E9])*1000000" office:value-type="float" office:value="0">
            <text:p>0.00</text:p>
          </table:table-cell>
          <table:table-cell office:value-type="string">
            <text:p>NWS0</text:p>
          </table:table-cell>
        </table:table-row>
        <table:table-row table:style-name="ro2">
          <table:table-cell office:value-type="float" office:value="14.7456">
            <text:p>14.7456</text:p>
          </table:table-cell>
          <table:table-cell office:value-type="float" office:value="10">
            <text:p>10</text:p>
          </table:table-cell>
          <table:table-cell table:formula="of:=[.A10]/[.B10]" office:value-type="float" office:value="1.47456">
            <text:p>1.47456</text:p>
          </table:table-cell>
          <table:table-cell table:formula="of:=FLOOR([.F10];1)" office:value-type="float" office:value="4439030">
            <text:p>4439030</text:p>
          </table:table-cell>
          <table:table-cell table:formula="of:=[.C10]*([.D10]+8192)/16384" office:value-type="float" office:value="400.24998">
            <text:p>400.249980</text:p>
          </table:table-cell>
          <table:table-cell table:formula="of:= [.G10]* 16384 / [.C10] - 8192" office:value-type="float" office:value="4439030.22222222">
            <text:p>4439030.22</text:p>
          </table:table-cell>
          <table:table-cell office:value-type="float" office:value="400.25">
            <text:p>400.250000</text:p>
          </table:table-cell>
          <table:table-cell table:formula="of:=([.G10]-[.E10])*1000000" office:value-type="float" office:value="20.0000000631917">
            <text:p>20.00</text:p>
          </table:table-cell>
          <table:table-cell office:value-type="string">
            <text:p>NWS0</text:p>
          </table:table-cell>
        </table:table-row>
        <table:table-row table:style-name="ro2">
          <table:table-cell office:value-type="float" office:value="14.7456">
            <text:p>14.7456</text:p>
          </table:table-cell>
          <table:table-cell office:value-type="float" office:value="11">
            <text:p>11</text:p>
          </table:table-cell>
          <table:table-cell table:formula="of:=[.A11]/[.B11]" office:value-type="float" office:value="1.34050909090909">
            <text:p>1.3405090909</text:p>
          </table:table-cell>
          <table:table-cell table:formula="of:=FLOOR([.F11];1)" office:value-type="float" office:value="4883752">
            <text:p>4883752</text:p>
          </table:table-cell>
          <table:table-cell table:formula="of:=[.C11]*([.D11]+8192)/16384" office:value-type="float" office:value="400.249963636364">
            <text:p>400.249964</text:p>
          </table:table-cell>
          <table:table-cell table:formula="of:= [.G11]* 16384 / [.C11] - 8192" office:value-type="float" office:value="4883752.44444445">
            <text:p>4883752.44</text:p>
          </table:table-cell>
          <table:table-cell office:value-type="float" office:value="400.25">
            <text:p>400.250000</text:p>
          </table:table-cell>
          <table:table-cell table:formula="of:=([.G11]-[.E11])*1000000" office:value-type="float" office:value="36.3636363545083">
            <text:p>36.36</text:p>
          </table:table-cell>
          <table:table-cell office:value-type="string">
            <text:p>NWS0</text:p>
          </table:table-cell>
        </table:table-row>
        <table:table-row table:style-name="ro2">
          <table:table-cell office:value-type="float" office:value="14.7456">
            <text:p>14.7456</text:p>
          </table:table-cell>
          <table:table-cell office:value-type="float" office:value="12">
            <text:p>12</text:p>
          </table:table-cell>
          <table:table-cell table:formula="of:=[.A12]/[.B12]" office:value-type="float" office:value="1.2288">
            <text:p>1.2288</text:p>
          </table:table-cell>
          <table:table-cell table:formula="of:=FLOOR([.F12];1)" office:value-type="float" office:value="5328474">
            <text:p>5328474</text:p>
          </table:table-cell>
          <table:table-cell table:formula="of:=[.C12]*([.D12]+8192)/16384" office:value-type="float" office:value="400.24995">
            <text:p>400.249950</text:p>
          </table:table-cell>
          <table:table-cell table:formula="of:= [.G12]* 16384 / [.C12] - 8192" office:value-type="float" office:value="5328474.66666667">
            <text:p>5328474.67</text:p>
          </table:table-cell>
          <table:table-cell office:value-type="float" office:value="400.25">
            <text:p>400.250000</text:p>
          </table:table-cell>
          <table:table-cell table:formula="of:=([.G12]-[.E12])*1000000" office:value-type="float" office:value="50.0000000442924">
            <text:p>50.00</text:p>
          </table:table-cell>
          <table:table-cell office:value-type="string">
            <text:p>NWS0</text:p>
          </table:table-cell>
        </table:table-row>
        <table:table-row table:style-name="ro2">
          <table:table-cell office:value-type="float" office:value="14.7456">
            <text:p>14.7456</text:p>
          </table:table-cell>
          <table:table-cell office:value-type="float" office:value="13">
            <text:p>13</text:p>
          </table:table-cell>
          <table:table-cell table:formula="of:=[.A13]/[.B13]" office:value-type="float" office:value="1.13427692307692">
            <text:p>1.1342769231</text:p>
          </table:table-cell>
          <table:table-cell table:formula="of:=FLOOR([.F13];1)" office:value-type="float" office:value="5773196">
            <text:p>5773196</text:p>
          </table:table-cell>
          <table:table-cell table:formula="of:=[.C13]*([.D13]+8192)/16384" office:value-type="float" office:value="400.249938461538">
            <text:p>400.249938</text:p>
          </table:table-cell>
          <table:table-cell table:formula="of:= [.G13]* 16384 / [.C13] - 8192" office:value-type="float" office:value="5773196.88888889">
            <text:p>5773196.89</text:p>
          </table:table-cell>
          <table:table-cell office:value-type="float" office:value="400.25">
            <text:p>400.250000</text:p>
          </table:table-cell>
          <table:table-cell table:formula="of:=([.G13]-[.E13])*1000000" office:value-type="float" office:value="61.5384615798575">
            <text:p>61.54</text:p>
          </table:table-cell>
          <table:table-cell office:value-type="string">
            <text:p>NWS0</text:p>
          </table:table-cell>
        </table:table-row>
        <table:table-row table:style-name="ro2">
          <table:table-cell office:value-type="float" office:value="14.7456">
            <text:p>14.7456</text:p>
          </table:table-cell>
          <table:table-cell office:value-type="float" office:value="14">
            <text:p>14</text:p>
          </table:table-cell>
          <table:table-cell table:formula="of:=[.A14]/[.B14]" office:value-type="float" office:value="1.05325714285714">
            <text:p>1.0532571429</text:p>
          </table:table-cell>
          <table:table-cell table:formula="of:=FLOOR([.F14];1)" office:value-type="float" office:value="6217919">
            <text:p>6217919</text:p>
          </table:table-cell>
          <table:table-cell table:formula="of:=[.C14]*([.D14]+8192)/16384" office:value-type="float" office:value="400.249992857143">
            <text:p>400.249993</text:p>
          </table:table-cell>
          <table:table-cell table:formula="of:= [.G14]* 16384 / [.C14] - 8192" office:value-type="float" office:value="6217919.11111111">
            <text:p>6217919.11</text:p>
          </table:table-cell>
          <table:table-cell office:value-type="float" office:value="400.25">
            <text:p>400.250000</text:p>
          </table:table-cell>
          <table:table-cell table:formula="of:=([.G14]-[.E14])*1000000" office:value-type="float" office:value="7.14285715730512">
            <text:p>7.14</text:p>
          </table:table-cell>
          <table:table-cell office:value-type="string">
            <text:p>NWS0</text:p>
          </table:table-cell>
        </table:table-row>
        <table:table-row table:style-name="ro2">
          <table:table-cell office:value-type="float" office:value="14.7456">
            <text:p>14.7456</text:p>
          </table:table-cell>
          <table:table-cell office:value-type="float" office:value="15">
            <text:p>15</text:p>
          </table:table-cell>
          <table:table-cell table:formula="of:=[.A15]/[.B15]" office:value-type="float" office:value="0.98304">
            <text:p>0.98304</text:p>
          </table:table-cell>
          <table:table-cell table:formula="of:=FLOOR([.F15];1)" office:value-type="float" office:value="6662641">
            <text:p>6662641</text:p>
          </table:table-cell>
          <table:table-cell table:formula="of:=[.C15]*([.D15]+8192)/16384" office:value-type="float" office:value="400.24998">
            <text:p>400.249980</text:p>
          </table:table-cell>
          <table:table-cell table:formula="of:= [.G15]* 16384 / [.C15] - 8192" office:value-type="float" office:value="6662641.33333333">
            <text:p>6662641.33</text:p>
          </table:table-cell>
          <table:table-cell office:value-type="float" office:value="400.25">
            <text:p>400.250000</text:p>
          </table:table-cell>
          <table:table-cell table:formula="of:=([.G15]-[.E15])*1000000" office:value-type="float" office:value="20.0000000063483">
            <text:p>20.00</text:p>
          </table:table-cell>
          <table:table-cell office:value-type="string">
            <text:p>NWS0</text:p>
          </table:table-cell>
        </table:table-row>
        <table:table-row table:style-name="ro2">
          <table:table-cell office:value-type="float" office:value="14.7456">
            <text:p>14.7456</text:p>
          </table:table-cell>
          <table:table-cell office:value-type="float" office:value="9">
            <text:p>9</text:p>
          </table:table-cell>
          <table:table-cell table:formula="of:=[.A16]/[.B16]" office:value-type="float" office:value="1.6384">
            <text:p>1.6384</text:p>
          </table:table-cell>
          <table:table-cell table:formula="of:=FLOOR([.F16];1)" office:value-type="float" office:value="3994308">
            <text:p>3994308</text:p>
          </table:table-cell>
          <table:table-cell table:formula="of:=[.C16]*([.D16]+8192)/16384" office:value-type="float" office:value="400.25">
            <text:p>400.250000</text:p>
          </table:table-cell>
          <table:table-cell table:formula="of:= [.G16]* 16384 / [.C16] - 8192" office:value-type="float" office:value="3994308">
            <text:p>3994308.00</text:p>
          </table:table-cell>
          <table:table-cell office:value-type="float" office:value="400.25">
            <text:p>400.250000</text:p>
          </table:table-cell>
          <table:table-cell table:formula="of:=([.G16]-[.E16])*1000000" office:value-type="float" office:value="0">
            <text:p>0.00</text:p>
          </table:table-cell>
          <table:table-cell office:value-type="string">
            <text:p>NWS0</text:p>
          </table:table-cell>
        </table:table-row>
        <table:table-row table:style-name="ro2">
          <table:table-cell office:value-type="float" office:value="14.7456">
            <text:p>14.7456</text:p>
          </table:table-cell>
          <table:table-cell office:value-type="float" office:value="9">
            <text:p>9</text:p>
          </table:table-cell>
          <table:table-cell table:formula="of:=[.A17]/[.B17]" office:value-type="float" office:value="1.6384">
            <text:p>1.6384</text:p>
          </table:table-cell>
          <table:table-cell table:formula="of:=FLOOR([.F17];1)" office:value-type="float" office:value="3998058">
            <text:p>3998058</text:p>
          </table:table-cell>
          <table:table-cell table:formula="of:=[.C17]*([.D17]+8192)/16384" office:value-type="float" office:value="400.625">
            <text:p>400.625000</text:p>
          </table:table-cell>
          <table:table-cell table:formula="of:= [.G17]* 16384 / [.C17] - 8192" office:value-type="float" office:value="3998058">
            <text:p>3998058.00</text:p>
          </table:table-cell>
          <table:table-cell office:value-type="float" office:value="400.625">
            <text:p>400.625000</text:p>
          </table:table-cell>
          <table:table-cell table:formula="of:=([.G17]-[.E17])*1000000" office:value-type="float" office:value="0">
            <text:p>0.00</text:p>
          </table:table-cell>
          <table:table-cell office:value-type="string">
            <text:p>NWS1</text:p>
          </table:table-cell>
        </table:table-row>
        <table:table-row table:style-name="ro2">
          <table:table-cell office:value-type="float" office:value="14.7456">
            <text:p>14.7456</text:p>
          </table:table-cell>
          <table:table-cell office:value-type="float" office:value="9">
            <text:p>9</text:p>
          </table:table-cell>
          <table:table-cell table:formula="of:=[.A18]/[.B18]" office:value-type="float" office:value="1.6384">
            <text:p>1.6384</text:p>
          </table:table-cell>
          <table:table-cell table:formula="of:=FLOOR([.F18];1)" office:value-type="float" office:value="4001808">
            <text:p>4001808</text:p>
          </table:table-cell>
          <table:table-cell table:formula="of:=[.C18]*([.D18]+8192)/16384" office:value-type="float" office:value="401">
            <text:p>401.000000</text:p>
          </table:table-cell>
          <table:table-cell table:formula="of:= [.G18]* 16384 / [.C18] - 8192" office:value-type="float" office:value="4001808">
            <text:p>4001808.00</text:p>
          </table:table-cell>
          <table:table-cell office:value-type="float" office:value="401">
            <text:p>401.000000</text:p>
          </table:table-cell>
          <table:table-cell table:formula="of:=([.G18]-[.E18])*1000000" office:value-type="float" office:value="0">
            <text:p>0.00</text:p>
          </table:table-cell>
          <table:table-cell office:value-type="string">
            <text:p>NWS2</text:p>
          </table:table-cell>
        </table:table-row>
        <table:table-row table:style-name="ro2">
          <table:table-cell office:value-type="float" office:value="14.7456">
            <text:p>14.7456</text:p>
          </table:table-cell>
          <table:table-cell office:value-type="float" office:value="9">
            <text:p>9</text:p>
          </table:table-cell>
          <table:table-cell table:formula="of:=[.A19]/[.B19]" office:value-type="float" office:value="1.6384">
            <text:p>1.6384</text:p>
          </table:table-cell>
          <table:table-cell table:formula="of:=FLOOR([.F19];1)" office:value-type="float" office:value="4005558">
            <text:p>4005558</text:p>
          </table:table-cell>
          <table:table-cell table:formula="of:=[.C19]*([.D19]+8192)/16384" office:value-type="float" office:value="401.375">
            <text:p>401.375000</text:p>
          </table:table-cell>
          <table:table-cell table:formula="of:= [.G19]* 16384 / [.C19] - 8192" office:value-type="float" office:value="4005558">
            <text:p>4005558.00</text:p>
          </table:table-cell>
          <table:table-cell office:value-type="float" office:value="401.375">
            <text:p>401.375000</text:p>
          </table:table-cell>
          <table:table-cell table:formula="of:=([.G19]-[.E19])*1000000" office:value-type="float" office:value="0">
            <text:p>0.00</text:p>
          </table:table-cell>
          <table:table-cell office:value-type="string">
            <text:p>NWS3</text:p>
          </table:table-cell>
        </table:table-row>
        <table:table-row table:style-name="ro2">
          <table:table-cell office:value-type="float" office:value="14.7456">
            <text:p>14.7456</text:p>
          </table:table-cell>
          <table:table-cell office:value-type="float" office:value="9">
            <text:p>9</text:p>
          </table:table-cell>
          <table:table-cell table:formula="of:=[.A20]/[.B20]" office:value-type="float" office:value="1.6384">
            <text:p>1.6384</text:p>
          </table:table-cell>
          <table:table-cell table:formula="of:=FLOOR([.F20];1)" office:value-type="float" office:value="4009308">
            <text:p>4009308</text:p>
          </table:table-cell>
          <table:table-cell table:formula="of:=[.C20]*([.D20]+8192)/16384" office:value-type="float" office:value="401.75">
            <text:p>401.750000</text:p>
          </table:table-cell>
          <table:table-cell table:formula="of:= [.G20]* 16384 / [.C20] - 8192" office:value-type="float" office:value="4009308">
            <text:p>4009308.00</text:p>
          </table:table-cell>
          <table:table-cell office:value-type="float" office:value="401.75">
            <text:p>401.750000</text:p>
          </table:table-cell>
          <table:table-cell table:formula="of:=([.G20]-[.E20])*1000000" office:value-type="float" office:value="0">
            <text:p>0.00</text:p>
          </table:table-cell>
          <table:table-cell office:value-type="string">
            <text:p>NWS4</text:p>
          </table:table-cell>
        </table:table-row>
        <table:table-row table:style-name="ro2">
          <table:table-cell office:value-type="float" office:value="14.7456">
            <text:p>14.7456</text:p>
          </table:table-cell>
          <table:table-cell office:value-type="float" office:value="9">
            <text:p>9</text:p>
          </table:table-cell>
          <table:table-cell table:formula="of:=[.A21]/[.B21]" office:value-type="float" office:value="1.6384">
            <text:p>1.6384</text:p>
          </table:table-cell>
          <table:table-cell table:formula="of:=FLOOR([.F21];1)" office:value-type="float" office:value="4013058">
            <text:p>4013058</text:p>
          </table:table-cell>
          <table:table-cell table:formula="of:=[.C21]*([.D21]+8192)/16384" office:value-type="float" office:value="402.125">
            <text:p>402.125000</text:p>
          </table:table-cell>
          <table:table-cell table:formula="of:= [.G21]* 16384 / [.C21] - 8192" office:value-type="float" office:value="4013058">
            <text:p>4013058.00</text:p>
          </table:table-cell>
          <table:table-cell office:value-type="float" office:value="402.125">
            <text:p>402.125000</text:p>
          </table:table-cell>
          <table:table-cell table:formula="of:=([.G21]-[.E21])*1000000" office:value-type="float" office:value="0">
            <text:p>0.00</text:p>
          </table:table-cell>
          <table:table-cell office:value-type="string">
            <text:p>NWS5</text:p>
          </table:table-cell>
        </table:table-row>
        <table:table-row table:style-name="ro2">
          <table:table-cell office:value-type="float" office:value="14.7456">
            <text:p>14.7456</text:p>
          </table:table-cell>
          <table:table-cell office:value-type="float" office:value="9">
            <text:p>9</text:p>
          </table:table-cell>
          <table:table-cell table:formula="of:=[.A22]/[.B22]" office:value-type="float" office:value="1.6384">
            <text:p>1.6384</text:p>
          </table:table-cell>
          <table:table-cell table:formula="of:=FLOOR([.F22];1)" office:value-type="float" office:value="4020308">
            <text:p>4020308</text:p>
          </table:table-cell>
          <table:table-cell table:formula="of:=[.C22]*([.D22]+8192)/16384" office:value-type="float" office:value="402.85">
            <text:p>402.850000</text:p>
          </table:table-cell>
          <table:table-cell table:formula="of:= [.G22]* 16384 / [.C22] - 8192" office:value-type="float" office:value="4020308">
            <text:p>4020308.00</text:p>
          </table:table-cell>
          <table:table-cell office:value-type="float" office:value="402.85">
            <text:p>402.850000</text:p>
          </table:table-cell>
          <table:table-cell table:formula="of:=([.G22]-[.E22])*1000000" office:value-type="float" office:value="0">
            <text:p>0.00</text:p>
          </table:table-cell>
          <table:table-cell office:value-type="string">
            <text:p>NWS6</text:p>
          </table:table-cell>
        </table:table-row>
        <table:table-row table:style-name="ro2">
          <table:table-cell office:value-type="float" office:value="14.7456">
            <text:p>14.7456</text:p>
          </table:table-cell>
          <table:table-cell office:value-type="float" office:value="9">
            <text:p>9</text:p>
          </table:table-cell>
          <table:table-cell table:formula="of:=[.A23]/[.B23]" office:value-type="float" office:value="1.6384">
            <text:p>1.6384</text:p>
          </table:table-cell>
          <table:table-cell table:formula="of:=FLOOR([.F23];1)" office:value-type="float" office:value="4020558">
            <text:p>4020558</text:p>
          </table:table-cell>
          <table:table-cell table:formula="of:=[.C23]*([.D23]+8192)/16384" office:value-type="float" office:value="402.875">
            <text:p>402.875000</text:p>
          </table:table-cell>
          <table:table-cell table:formula="of:= [.G23]* 16384 / [.C23] - 8192" office:value-type="float" office:value="4020558">
            <text:p>4020558.00</text:p>
          </table:table-cell>
          <table:table-cell office:value-type="float" office:value="402.875">
            <text:p>402.875000</text:p>
          </table:table-cell>
          <table:table-cell table:formula="of:=([.G23]-[.E23])*1000000" office:value-type="float" office:value="0">
            <text:p>0.00</text:p>
          </table:table-cell>
          <table:table-cell office:value-type="string">
            <text:p>NWS7</text:p>
          </table:table-cell>
        </table:table-row>
        <table:table-row table:style-name="ro2">
          <table:table-cell office:value-type="float" office:value="14.7456">
            <text:p>14.7456</text:p>
          </table:table-cell>
          <table:table-cell office:value-type="float" office:value="9">
            <text:p>9</text:p>
          </table:table-cell>
          <table:table-cell table:formula="of:=[.A24]/[.B24]" office:value-type="float" office:value="1.6384">
            <text:p>1.6384</text:p>
          </table:table-cell>
          <table:table-cell table:formula="of:=FLOOR([.F24];1)" office:value-type="float" office:value="4024308">
            <text:p>4024308</text:p>
          </table:table-cell>
          <table:table-cell table:formula="of:=[.C24]*([.D24]+8192)/16384" office:value-type="float" office:value="403.25">
            <text:p>403.250000</text:p>
          </table:table-cell>
          <table:table-cell table:formula="of:= [.G24]* 16384 / [.C24] - 8192" office:value-type="float" office:value="4024308">
            <text:p>4024308.00</text:p>
          </table:table-cell>
          <table:table-cell office:value-type="float" office:value="403.25">
            <text:p>403.250000</text:p>
          </table:table-cell>
          <table:table-cell table:formula="of:=([.G24]-[.E24])*1000000" office:value-type="float" office:value="0">
            <text:p>0.00</text:p>
          </table:table-cell>
          <table:table-cell office:value-type="string">
            <text:p>NWS8</text:p>
          </table:table-cell>
        </table:table-row>
        <table:table-row table:style-name="ro2">
          <table:table-cell office:value-type="float" office:value="14.7456">
            <text:p>14.7456</text:p>
          </table:table-cell>
          <table:table-cell office:value-type="float" office:value="9">
            <text:p>9</text:p>
          </table:table-cell>
          <table:table-cell table:formula="of:=[.A25]/[.B25]" office:value-type="float" office:value="1.6384">
            <text:p>1.6384</text:p>
          </table:table-cell>
          <table:table-cell table:formula="of:=FLOOR([.F25];1)" office:value-type="float" office:value="4028058">
            <text:p>4028058</text:p>
          </table:table-cell>
          <table:table-cell table:formula="of:=[.C25]*([.D25]+8192)/16384" office:value-type="float" office:value="403.625">
            <text:p>403.625000</text:p>
          </table:table-cell>
          <table:table-cell table:formula="of:= [.G25]* 16384 / [.C25] - 8192" office:value-type="float" office:value="4028058">
            <text:p>4028058.00</text:p>
          </table:table-cell>
          <table:table-cell office:value-type="float" office:value="403.625">
            <text:p>403.625000</text:p>
          </table:table-cell>
          <table:table-cell table:formula="of:=([.G25]-[.E25])*1000000" office:value-type="float" office:value="0">
            <text:p>0.00</text:p>
          </table:table-cell>
          <table:table-cell office:value-type="string">
            <text:p>NWS9</text:p>
          </table:table-cell>
        </table:table-row>
        <table:table-row table:style-name="ro2">
          <table:table-cell office:value-type="float" office:value="14.7456">
            <text:p>14.7456</text:p>
          </table:table-cell>
          <table:table-cell office:value-type="float" office:value="9">
            <text:p>9</text:p>
          </table:table-cell>
          <table:table-cell table:formula="of:=[.A26]/[.B26]" office:value-type="float" office:value="1.6384">
            <text:p>1.6384</text:p>
          </table:table-cell>
          <table:table-cell table:formula="of:=FLOOR([.F26];1)" office:value-type="float" office:value="4031808">
            <text:p>4031808</text:p>
          </table:table-cell>
          <table:table-cell table:formula="of:=[.C26]*([.D26]+8192)/16384" office:value-type="float" office:value="404">
            <text:p>404.000000</text:p>
          </table:table-cell>
          <table:table-cell table:formula="of:= [.G26]* 16384 / [.C26] - 8192" office:value-type="float" office:value="4031808">
            <text:p>4031808.00</text:p>
          </table:table-cell>
          <table:table-cell office:value-type="float" office:value="404">
            <text:p>404.000000</text:p>
          </table:table-cell>
          <table:table-cell table:formula="of:=([.G26]-[.E26])*1000000" office:value-type="float" office:value="0">
            <text:p>0.00</text:p>
          </table:table-cell>
          <table:table-cell office:value-type="string">
            <text:p>NWS10</text:p>
          </table:table-cell>
        </table:table-row>
        <table:table-row table:style-name="ro2">
          <table:table-cell office:value-type="float" office:value="14.7456">
            <text:p>14.7456</text:p>
          </table:table-cell>
          <table:table-cell office:value-type="float" office:value="9">
            <text:p>9</text:p>
          </table:table-cell>
          <table:table-cell table:formula="of:=[.A27]/[.B27]" office:value-type="float" office:value="1.6384">
            <text:p>1.6384</text:p>
          </table:table-cell>
          <table:table-cell table:formula="of:=FLOOR([.F27];1)" office:value-type="float" office:value="4035558">
            <text:p>4035558</text:p>
          </table:table-cell>
          <table:table-cell table:formula="of:=[.C27]*([.D27]+8192)/16384" office:value-type="float" office:value="404.375">
            <text:p>404.375000</text:p>
          </table:table-cell>
          <table:table-cell table:formula="of:= [.G27]* 16384 / [.C27] - 8192" office:value-type="float" office:value="4035558">
            <text:p>4035558.00</text:p>
          </table:table-cell>
          <table:table-cell office:value-type="float" office:value="404.375">
            <text:p>404.375000</text:p>
          </table:table-cell>
          <table:table-cell table:formula="of:=([.G27]-[.E27])*1000000" office:value-type="float" office:value="0">
            <text:p>0.00</text:p>
          </table:table-cell>
          <table:table-cell office:value-type="string">
            <text:p>NWS11</text:p>
          </table:table-cell>
        </table:table-row>
        <table:table-row table:style-name="ro2">
          <table:table-cell office:value-type="float" office:value="14.7456">
            <text:p>14.7456</text:p>
          </table:table-cell>
          <table:table-cell office:value-type="float" office:value="9">
            <text:p>9</text:p>
          </table:table-cell>
          <table:table-cell table:formula="of:=[.A28]/[.B28]" office:value-type="float" office:value="1.6384">
            <text:p>1.6384</text:p>
          </table:table-cell>
          <table:table-cell table:formula="of:=FLOOR([.F28];1)" office:value-type="float" office:value="4039308">
            <text:p>4039308</text:p>
          </table:table-cell>
          <table:table-cell table:formula="of:=[.C28]*([.D28]+8192)/16384" office:value-type="float" office:value="404.75">
            <text:p>404.750000</text:p>
          </table:table-cell>
          <table:table-cell table:formula="of:= [.G28]* 16384 / [.C28] - 8192" office:value-type="float" office:value="4039308">
            <text:p>4039308.00</text:p>
          </table:table-cell>
          <table:table-cell office:value-type="float" office:value="404.75">
            <text:p>404.750000</text:p>
          </table:table-cell>
          <table:table-cell table:formula="of:=([.G28]-[.E28])*1000000" office:value-type="float" office:value="0">
            <text:p>0.00</text:p>
          </table:table-cell>
          <table:table-cell office:value-type="string">
            <text:p>NWS12</text:p>
          </table:table-cell>
        </table:table-row>
        <table:table-row table:style-name="ro2">
          <table:table-cell office:value-type="float" office:value="14.7456">
            <text:p>14.7456</text:p>
          </table:table-cell>
          <table:table-cell office:value-type="float" office:value="9">
            <text:p>9</text:p>
          </table:table-cell>
          <table:table-cell table:formula="of:=[.A29]/[.B29]" office:value-type="float" office:value="1.6384">
            <text:p>1.6384</text:p>
          </table:table-cell>
          <table:table-cell table:formula="of:=FLOOR([.F29];1)" office:value-type="float" office:value="4043058">
            <text:p>4043058</text:p>
          </table:table-cell>
          <table:table-cell table:formula="of:=[.C29]*([.D29]+8192)/16384" office:value-type="float" office:value="405.125">
            <text:p>405.125000</text:p>
          </table:table-cell>
          <table:table-cell table:formula="of:= [.G29]* 16384 / [.C29] - 8192" office:value-type="float" office:value="4043058">
            <text:p>4043058.00</text:p>
          </table:table-cell>
          <table:table-cell office:value-type="float" office:value="405.125">
            <text:p>405.125000</text:p>
          </table:table-cell>
          <table:table-cell table:formula="of:=([.G29]-[.E29])*1000000" office:value-type="float" office:value="0">
            <text:p>0.00</text:p>
          </table:table-cell>
          <table:table-cell office:value-type="string">
            <text:p>NWS13</text:p>
          </table:table-cell>
        </table:table-row>
        <table:table-row table:style-name="ro2">
          <table:table-cell office:value-type="float" office:value="14.7456">
            <text:p>14.7456</text:p>
          </table:table-cell>
          <table:table-cell office:value-type="float" office:value="9">
            <text:p>9</text:p>
          </table:table-cell>
          <table:table-cell table:formula="of:=[.A30]/[.B30]" office:value-type="float" office:value="1.6384">
            <text:p>1.6384</text:p>
          </table:table-cell>
          <table:table-cell table:formula="of:=FLOOR([.F30];1)" office:value-type="float" office:value="4046808">
            <text:p>4046808</text:p>
          </table:table-cell>
          <table:table-cell table:formula="of:=[.C30]*([.D30]+8192)/16384" office:value-type="float" office:value="405.5">
            <text:p>405.500000</text:p>
          </table:table-cell>
          <table:table-cell table:formula="of:= [.G30]* 16384 / [.C30] - 8192" office:value-type="float" office:value="4046808">
            <text:p>4046808.00</text:p>
          </table:table-cell>
          <table:table-cell office:value-type="float" office:value="405.5">
            <text:p>405.500000</text:p>
          </table:table-cell>
          <table:table-cell table:formula="of:=([.G30]-[.E30])*1000000" office:value-type="float" office:value="0">
            <text:p>0.00</text:p>
          </table:table-cell>
          <table:table-cell office:value-type="string">
            <text:p>NWS14</text:p>
          </table:table-cell>
        </table:table-row>
        <table:table-row table:style-name="ro2">
          <table:table-cell office:value-type="float" office:value="14.7456">
            <text:p>14.7456</text:p>
          </table:table-cell>
          <table:table-cell office:value-type="float" office:value="9">
            <text:p>9</text:p>
          </table:table-cell>
          <table:table-cell table:formula="of:=[.A31]/[.B31]" office:value-type="float" office:value="1.6384">
            <text:p>1.6384</text:p>
          </table:table-cell>
          <table:table-cell table:formula="of:=FLOOR([.F31];1)" office:value-type="float" office:value="4050558">
            <text:p>4050558</text:p>
          </table:table-cell>
          <table:table-cell table:formula="of:=[.C31]*([.D31]+8192)/16384" office:value-type="float" office:value="405.875">
            <text:p>405.875000</text:p>
          </table:table-cell>
          <table:table-cell table:formula="of:= [.G31]* 16384 / [.C31] - 8192" office:value-type="float" office:value="4050558">
            <text:p>4050558.00</text:p>
          </table:table-cell>
          <table:table-cell office:value-type="float" office:value="405.875">
            <text:p>405.875000</text:p>
          </table:table-cell>
          <table:table-cell table:formula="of:=([.G31]-[.E31])*1000000" office:value-type="float" office:value="0">
            <text:p>0.00</text:p>
          </table:table-cell>
          <table:table-cell office:value-type="string">
            <text:p>NWS15</text:p>
          </table:table-cell>
        </table:table-row>
        <table:table-row table:style-name="ro2">
          <table:table-cell office:value-type="float" office:value="14.7456">
            <text:p>14.7456</text:p>
          </table:table-cell>
          <table:table-cell office:value-type="float" office:value="9">
            <text:p>9</text:p>
          </table:table-cell>
          <table:table-cell table:formula="of:=[.A32]/[.B32]" office:value-type="float" office:value="1.6384">
            <text:p>1.6384</text:p>
          </table:table-cell>
          <table:table-cell table:formula="of:=FLOOR([.F32];1)" office:value-type="float" office:value="4316808">
            <text:p>4316808</text:p>
          </table:table-cell>
          <table:table-cell table:formula="of:=[.C32]*([.D32]+8192)/16384" office:value-type="float" office:value="432.5">
            <text:p>432.500000</text:p>
          </table:table-cell>
          <table:table-cell table:formula="of:= [.G32]* 16384 / [.C32] - 8192" office:value-type="float" office:value="4316808">
            <text:p>4316808.00</text:p>
          </table:table-cell>
          <table:table-cell office:value-type="float" office:value="432.5">
            <text:p>432.500000</text:p>
          </table:table-cell>
          <table:table-cell table:formula="of:=([.G32]-[.E32])*1000000" office:value-type="float" office:value="0">
            <text:p>0.00</text:p>
          </table:table-cell>
          <table:table-cell office:value-type="string">
            <text:p>APRS IARU R1</text:p>
          </table:table-cell>
        </table:table-row>
        <table:table-row table:style-name="ro2">
          <table:table-cell office:value-type="float" office:value="14.7456">
            <text:p>14.7456</text:p>
          </table:table-cell>
          <table:table-cell office:value-type="float" office:value="9">
            <text:p>9</text:p>
          </table:table-cell>
          <table:table-cell table:formula="of:=[.A33]/[.B33]" office:value-type="float" office:value="1.6384">
            <text:p>1.6384</text:p>
          </table:table-cell>
          <table:table-cell table:formula="of:=FLOOR([.F33];1)" office:value-type="float" office:value="4451058">
            <text:p>4451058</text:p>
          </table:table-cell>
          <table:table-cell table:formula="of:=[.C33]*([.D33]+8192)/16384" office:value-type="float" office:value="445.925">
            <text:p>445.925000</text:p>
          </table:table-cell>
          <table:table-cell table:formula="of:= [.G33]* 16384 / [.C33] - 8192" office:value-type="float" office:value="4451058">
            <text:p>4451058.00</text:p>
          </table:table-cell>
          <table:table-cell office:value-type="float" office:value="445.925">
            <text:p>445.925000</text:p>
          </table:table-cell>
          <table:table-cell table:formula="of:=([.G33]-[.E33])*1000000" office:value-type="float" office:value="0">
            <text:p>0.00</text:p>
          </table:table-cell>
          <table:table-cell office:value-type="string">
            <text:p>APRS US</text:p>
          </table:table-cell>
        </table:table-row>
        <table:table-row table:style-name="ro2">
          <table:table-cell office:value-type="float" office:value="14.7456">
            <text:p>14.7456</text:p>
          </table:table-cell>
          <table:table-cell office:value-type="float" office:value="9">
            <text:p>9</text:p>
          </table:table-cell>
          <table:table-cell table:formula="of:=[.A34]/[.B34]" office:value-type="float" office:value="1.6384">
            <text:p>1.6384</text:p>
          </table:table-cell>
          <table:table-cell table:formula="of:=FLOOR([.F34];1)" office:value-type="float" office:value="4453558">
            <text:p>4453558</text:p>
          </table:table-cell>
          <table:table-cell table:formula="of:=[.C34]*([.D34]+8192)/16384" office:value-type="float" office:value="446.175">
            <text:p>446.175000</text:p>
          </table:table-cell>
          <table:table-cell table:formula="of:= [.G34]* 16384 / [.C34] - 8192" office:value-type="float" office:value="4453558">
            <text:p>4453558.00</text:p>
          </table:table-cell>
          <table:table-cell office:value-type="float" office:value="446.175">
            <text:p>446.175000</text:p>
          </table:table-cell>
          <table:table-cell table:formula="of:=([.G34]-[.E34])*1000000" office:value-type="float" office:value="0">
            <text:p>0.00</text:p>
          </table:table-cell>
          <table:table-cell office:value-type="string">
            <text:p>APRS KC PRIMARY</text:p>
          </table:table-cell>
        </table:table-row>
        <table:table-row table:style-name="ro2">
          <table:table-cell office:value-type="float" office:value="14.7456">
            <text:p>14.7456</text:p>
          </table:table-cell>
          <table:table-cell office:value-type="float" office:value="9">
            <text:p>9</text:p>
          </table:table-cell>
          <table:table-cell table:formula="of:=[.A35]/[.B35]" office:value-type="float" office:value="1.6384">
            <text:p>1.6384</text:p>
          </table:table-cell>
          <table:table-cell table:formula="of:=FLOOR([.F35];1)" office:value-type="float" office:value="4403558">
            <text:p>4403558</text:p>
          </table:table-cell>
          <table:table-cell table:formula="of:=[.C35]*([.D35]+8192)/16384" office:value-type="float" office:value="441.175">
            <text:p>441.175000</text:p>
          </table:table-cell>
          <table:table-cell table:formula="of:= [.G35]* 16384 / [.C35] - 8192" office:value-type="float" office:value="4403558">
            <text:p>4403558.00</text:p>
          </table:table-cell>
          <table:table-cell office:value-type="float" office:value="441.175">
            <text:p>441.175000</text:p>
          </table:table-cell>
          <table:table-cell table:formula="of:=([.G35]-[.E35])*1000000" office:value-type="float" office:value="0">
            <text:p>0.00</text:p>
          </table:table-cell>
          <table:table-cell office:value-type="string">
            <text:p>APRS KC SECONDARY</text:p>
          </table:table-cell>
        </table:table-row>
        <table:table-row table:style-name="ro2" table:number-rows-repeated="3">
          <table:table-cell table:number-columns-repeated="4"/>
          <table:table-cell table:style-name="Default" table:number-columns-repeated="4"/>
          <table:table-cell/>
        </table:table-row>
        <table:table-row table:style-name="ro3">
          <table:table-cell table:style-name="ce1" office:value-type="string" table:number-columns-spanned="9" table:number-rows-spanned="1">
            <text:p>How to read this spreadsheet: This is used to reverse engineer possible CC1050 programming frequency register settings knowing the base crystal frequency we need to guess the divider this is done by checking the zeroth NWS frequency(400.25) by calculating the frequency register for all possible REFDIV values. This is rows 2-15. FreqErrHz is the difference between the target frequency and the CC1050 output frequency, so when FreqErrHz is large we are off-frequency and the REFDIV is incorrect. The only functional REFDIV is 9 for 400.25, so we assume REFDIV is 9, then proceed to generate the 16 NWS frequencies and find that FreqErrHz is 0 meaning there is no reason to assume they are wrong. We also generate some APRS Amateur Radio frequencies using REFDIV9. The formulas used are based on the CC1050 datasheet, but one set of them is inverted so we can solve for the frequency register value.</text:p>
          </table:table-cell>
          <table:covered-table-cell table:number-columns-repeated="3"/>
          <table:covered-table-cell table:number-columns-repeated="4" table:style-name="Default"/>
          <table:covered-table-cell/>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
      <number:number number:decimal-places="3" number:min-integer-digits="1"/>
    </number:number-style>
    <number:number-style style:name="N117">
      <number:number number:decimal-places="6"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03">10/03/2020</text:date>, <text:time>13:03: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Allen</meta:initial-creator>
    <meta:creation-date>2020-10-03T12:20:04.64</meta:creation-date>
    <dc:date>2020-10-03T13:03:20.37</dc:date>
    <dc:creator>Richard Allen</dc:creator>
    <meta:editing-duration>PT6M51S</meta:editing-duration>
    <meta:editing-cycles>2</meta:editing-cycles>
    <meta:generator>OpenOffice/4.1.6$Win32 OpenOffice.org_project/416m1$Build-9790</meta:generator>
    <meta:document-statistic meta:table-count="3" meta:cell-count="316" meta:object-count="0"/>
  </office:meta>
</office:document-meta>
</file>